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1c8c88"/>
    </style:style>
    <style:style style:name="P3" style:family="paragraph" style:parent-style-name="Text_20_body">
      <style:text-properties officeooo:paragraph-rsid="001c8c88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ick up of one your photo</text:p>
      <text:list xml:id="list1212600524385122678" text:style-name="L1">
        <text:list-item>
          <text:p text:style-name="P2">First, Resize the image to size of 512*512. Next, choose a patch of the image of size 16*16. After that, blurred the image patch. Then add a new portion to the patch and make it 32*32 where as the previous patch is being blurred. Continue this process till the last patch of the imag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2:26:56.030272151</meta:creation-date>
    <dc:date>2016-04-06T12:28:10.219907909</dc:date>
    <meta:editing-duration>PT1M13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2" meta:word-count="61" meta:character-count="312" meta:non-whitespace-character-count="253"/>
  </office:meta>
</office:document-meta>
</file>